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806021532298" calcext:value-type="float">
            <text:p>2.20806</text:p>
          </table:table-cell>
          <table:table-cell office:value-type="float" office:value="2.35561853196461" calcext:value-type="float">
            <text:p>2.35562</text:p>
          </table:table-cell>
          <table:table-cell office:value-type="float" office:value="3.4846782674011" calcext:value-type="float">
            <text:p>3.48468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907997412786" calcext:value-type="float">
            <text:p>2.18908</text:p>
          </table:table-cell>
          <table:table-cell office:value-type="float" office:value="2.35328878734769" calcext:value-type="float">
            <text:p>2.35329</text:p>
          </table:table-cell>
          <table:table-cell office:value-type="float" office:value="3.41686154231347" calcext:value-type="float">
            <text:p>3.41686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30690163455925" calcext:value-type="float">
            <text:p>2.3069</text:p>
          </table:table-cell>
          <table:table-cell office:value-type="float" office:value="2.51894702276708" calcext:value-type="float">
            <text:p>2.51895</text:p>
          </table:table-cell>
          <table:table-cell office:value-type="float" office:value="4.80005128846635" calcext:value-type="float">
            <text:p>4.8000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30560342671336" calcext:value-type="float">
            <text:p>2.3056</text:p>
          </table:table-cell>
          <table:table-cell office:value-type="float" office:value="2.30396489911622" calcext:value-type="float">
            <text:p>2.30396</text:p>
          </table:table-cell>
          <table:table-cell office:value-type="float" office:value="4.29265382691346" calcext:value-type="float">
            <text:p>4.2926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042244038686" calcext:value-type="float">
            <text:p>2.30422</text:p>
          </table:table-cell>
          <table:table-cell office:value-type="float" office:value="2.30530536101384" calcext:value-type="float">
            <text:p>2.30531</text:p>
          </table:table-cell>
          <table:table-cell office:value-type="float" office:value="4.28056403201601" calcext:value-type="float">
            <text:p>4.2805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9708698281615" calcext:value-type="float">
            <text:p>2.29709</text:p>
          </table:table-cell>
          <table:table-cell office:value-type="float" office:value="2.49993576910244" calcext:value-type="float">
            <text:p>2.49994</text:p>
          </table:table-cell>
          <table:table-cell office:value-type="float" office:value="4.90802052052052" calcext:value-type="float">
            <text:p>4.90802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323023517638" calcext:value-type="float">
            <text:p>2.29323</text:p>
          </table:table-cell>
          <table:table-cell office:value-type="float" office:value="2.51414342006505" calcext:value-type="float">
            <text:p>2.51414</text:p>
          </table:table-cell>
          <table:table-cell office:value-type="float" office:value="4.71979859894921" calcext:value-type="float">
            <text:p>4.7198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908043460127" calcext:value-type="float">
            <text:p>2.28908</text:p>
          </table:table-cell>
          <table:table-cell office:value-type="float" office:value="2.50196613279947" calcext:value-type="float">
            <text:p>2.50197</text:p>
          </table:table-cell>
          <table:table-cell office:value-type="float" office:value="4.89282032032032" calcext:value-type="float">
            <text:p>4.89282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883160330165" calcext:value-type="float">
            <text:p>2.27883</text:p>
          </table:table-cell>
          <table:table-cell office:value-type="float" office:value="2.2393227863932" calcext:value-type="float">
            <text:p>2.23932</text:p>
          </table:table-cell>
          <table:table-cell office:value-type="float" office:value="3.87125062531266" calcext:value-type="float">
            <text:p>3.8712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131970531764" calcext:value-type="float">
            <text:p>2.27132</text:p>
          </table:table-cell>
          <table:table-cell office:value-type="float" office:value="2.34286897904667" calcext:value-type="float">
            <text:p>2.34287</text:p>
          </table:table-cell>
          <table:table-cell office:value-type="float" office:value="3.95000876533934" calcext:value-type="float">
            <text:p>3.95001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6744792971033" calcext:value-type="float">
            <text:p>2.26745</text:p>
          </table:table-cell>
          <table:table-cell office:value-type="float" office:value="2.34104589281242" calcext:value-type="float">
            <text:p>2.34105</text:p>
          </table:table-cell>
          <table:table-cell office:value-type="float" office:value="3.96740295517155" calcext:value-type="float">
            <text:p>3.9674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220527945114" calcext:value-type="float">
            <text:p>2.26221</text:p>
          </table:table-cell>
          <table:table-cell office:value-type="float" office:value="2.30253053882195" calcext:value-type="float">
            <text:p>2.30253</text:p>
          </table:table-cell>
          <table:table-cell office:value-type="float" office:value="3.60772715863454" calcext:value-type="float">
            <text:p>3.60773</text:p>
          </table:table-cell>
          <table:table-cell office:value-type="float" office:value="9561600" calcext:value-type="float">
            <text:p>956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6189173129847" calcext:value-type="float">
            <text:p>2.26189</text:p>
          </table:table-cell>
          <table:table-cell office:value-type="float" office:value="2.38402635309816" calcext:value-type="float">
            <text:p>2.38403</text:p>
          </table:table-cell>
          <table:table-cell office:value-type="float" office:value="4.32503127345509" calcext:value-type="float">
            <text:p>4.3250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126066767068" calcext:value-type="float">
            <text:p>2.26126</text:p>
          </table:table-cell>
          <table:table-cell office:value-type="float" office:value="2.3038812541834" calcext:value-type="float">
            <text:p>2.30388</text:p>
          </table:table-cell>
          <table:table-cell office:value-type="float" office:value="3.60385165662651" calcext:value-type="float">
            <text:p>3.60385</text:p>
          </table:table-cell>
          <table:table-cell office:value-type="float" office:value="9561600" calcext:value-type="float">
            <text:p>956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92585983805" calcext:value-type="float">
            <text:p>2.25926</text:p>
          </table:table-cell>
          <table:table-cell office:value-type="float" office:value="2.32565854829285" calcext:value-type="float">
            <text:p>2.32566</text:p>
          </table:table-cell>
          <table:table-cell office:value-type="float" office:value="4.05051089406461" calcext:value-type="float">
            <text:p>4.05051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617372067785" calcext:value-type="float">
            <text:p>2.25617</text:p>
          </table:table-cell>
          <table:table-cell office:value-type="float" office:value="2.32032515234995" calcext:value-type="float">
            <text:p>2.32033</text:p>
          </table:table-cell>
          <table:table-cell office:value-type="float" office:value="4.12399449035813" calcext:value-type="float">
            <text:p>4.12399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233366683342" calcext:value-type="float">
            <text:p>2.25233</text:p>
          </table:table-cell>
          <table:table-cell office:value-type="float" office:value="2.2374038060697" calcext:value-type="float">
            <text:p>2.2374</text:p>
          </table:table-cell>
          <table:table-cell office:value-type="float" office:value="3.87861805902951" calcext:value-type="float">
            <text:p>3.8786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187067383871" calcext:value-type="float">
            <text:p>2.25187</text:p>
          </table:table-cell>
          <table:table-cell office:value-type="float" office:value="2.39951911850555" calcext:value-type="float">
            <text:p>2.39952</text:p>
          </table:table-cell>
          <table:table-cell office:value-type="float" office:value="4.24511258443833" calcext:value-type="float">
            <text:p>4.2451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6816504004" calcext:value-type="float">
            <text:p>2.23682</text:p>
          </table:table-cell>
          <table:table-cell office:value-type="float" office:value="2.18725694444444" calcext:value-type="float">
            <text:p>2.18726</text:p>
          </table:table-cell>
          <table:table-cell office:value-type="float" office:value="3.47548048048048" calcext:value-type="float">
            <text:p>3.47548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235444277736" calcext:value-type="float">
            <text:p>2.23235</text:p>
          </table:table-cell>
          <table:table-cell office:value-type="float" office:value="2.51134023089106" calcext:value-type="float">
            <text:p>2.51134</text:p>
          </table:table-cell>
          <table:table-cell office:value-type="float" office:value="4.37040135033758" calcext:value-type="float">
            <text:p>4.370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830299808189" calcext:value-type="float">
            <text:p>2.2283</text:p>
          </table:table-cell>
          <table:table-cell office:value-type="float" office:value="2.35565371945626" calcext:value-type="float">
            <text:p>2.35565</text:p>
          </table:table-cell>
          <table:table-cell office:value-type="float" office:value="3.73260570427821" calcext:value-type="float">
            <text:p>3.7326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189981648315" calcext:value-type="float">
            <text:p>2.1919</text:p>
          </table:table-cell>
          <table:table-cell office:value-type="float" office:value="2.22813605271939" calcext:value-type="float">
            <text:p>2.22814</text:p>
          </table:table-cell>
          <table:table-cell office:value-type="float" office:value="2.99405530530531" calcext:value-type="float">
            <text:p>2.9940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2714495745746" calcext:value-type="float">
            <text:p>2.22714</text:p>
          </table:table-cell>
          <table:table-cell office:value-type="float" office:value="2.16616116116116" calcext:value-type="float">
            <text:p>2.16616</text:p>
          </table:table-cell>
          <table:table-cell office:value-type="float" office:value="3.49074324324324" calcext:value-type="float">
            <text:p>3.49074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438318322075" calcext:value-type="float">
            <text:p>2.22438</text:p>
          </table:table-cell>
          <table:table-cell office:value-type="float" office:value="2.37415957801685" calcext:value-type="float">
            <text:p>2.37416</text:p>
          </table:table-cell>
          <table:table-cell office:value-type="float" office:value="3.72290592944709" calcext:value-type="float">
            <text:p>3.7229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281984742371" calcext:value-type="float">
            <text:p>2.22282</text:p>
          </table:table-cell>
          <table:table-cell office:value-type="float" office:value="2.25328257878939" calcext:value-type="float">
            <text:p>2.25328</text:p>
          </table:table-cell>
          <table:table-cell office:value-type="float" office:value="3.86284142071035" calcext:value-type="float">
            <text:p>3.8628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157511678345" calcext:value-type="float">
            <text:p>2.22158</text:p>
          </table:table-cell>
          <table:table-cell office:value-type="float" office:value="2.24099839422756" calcext:value-type="float">
            <text:p>2.241</text:p>
          </table:table-cell>
          <table:table-cell office:value-type="float" office:value="3.61804554554555" calcext:value-type="float">
            <text:p>3.6180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138121143905" calcext:value-type="float">
            <text:p>2.22138</text:p>
          </table:table-cell>
          <table:table-cell office:value-type="float" office:value="2.2313261839253" calcext:value-type="float">
            <text:p>2.23133</text:p>
          </table:table-cell>
          <table:table-cell office:value-type="float" office:value="3.88565407703852" calcext:value-type="float">
            <text:p>3.8856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873227394061" calcext:value-type="float">
            <text:p>2.21873</text:p>
          </table:table-cell>
          <table:table-cell office:value-type="float" office:value="2.22251762178846" calcext:value-type="float">
            <text:p>2.22252</text:p>
          </table:table-cell>
          <table:table-cell office:value-type="float" office:value="3.61759134134134" calcext:value-type="float">
            <text:p>3.61759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816433274985" calcext:value-type="float">
            <text:p>2.21816</text:p>
          </table:table-cell>
          <table:table-cell office:value-type="float" office:value="2.5295136284071" calcext:value-type="float">
            <text:p>2.52951</text:p>
          </table:table-cell>
          <table:table-cell office:value-type="float" office:value="4.47246936734184" calcext:value-type="float">
            <text:p>4.4724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082311478145" calcext:value-type="float">
            <text:p>2.21082</text:p>
          </table:table-cell>
          <table:table-cell office:value-type="float" office:value="2.21805326159493" calcext:value-type="float">
            <text:p>2.21805</text:p>
          </table:table-cell>
          <table:table-cell office:value-type="float" office:value="3.02525275275275" calcext:value-type="float">
            <text:p>3.0252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482326076076" calcext:value-type="float">
            <text:p>2.24482</text:p>
          </table:table-cell>
          <table:table-cell office:value-type="float" office:value="2.21448531865199" calcext:value-type="float">
            <text:p>2.21449</text:p>
          </table:table-cell>
          <table:table-cell office:value-type="float" office:value="3.0756544044044" calcext:value-type="float">
            <text:p>3.0756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9369725210575" calcext:value-type="float">
            <text:p>2.1937</text:p>
          </table:table-cell>
          <table:table-cell office:value-type="float" office:value="2.21031638312067" calcext:value-type="float">
            <text:p>2.21032</text:p>
          </table:table-cell>
          <table:table-cell office:value-type="float" office:value="3.25872654490868" calcext:value-type="float">
            <text:p>3.2587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585502168835" calcext:value-type="float">
            <text:p>2.24586</text:p>
          </table:table-cell>
          <table:table-cell office:value-type="float" office:value="2.20851903987321" calcext:value-type="float">
            <text:p>2.20852</text:p>
          </table:table-cell>
          <table:table-cell office:value-type="float" office:value="3.16030905905906" calcext:value-type="float">
            <text:p>3.16031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637773189857" calcext:value-type="float">
            <text:p>2.20638</text:p>
          </table:table-cell>
          <table:table-cell office:value-type="float" office:value="2.1750992659326" calcext:value-type="float">
            <text:p>2.1751</text:p>
          </table:table-cell>
          <table:table-cell office:value-type="float" office:value="3.7833983983984" calcext:value-type="float">
            <text:p>3.7834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620025031289" calcext:value-type="float">
            <text:p>2.2062</text:p>
          </table:table-cell>
          <table:table-cell office:value-type="float" office:value="2.29171829370046" calcext:value-type="float">
            <text:p>2.29172</text:p>
          </table:table-cell>
          <table:table-cell office:value-type="float" office:value="3.51130287859825" calcext:value-type="float">
            <text:p>3.5113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485954704705" calcext:value-type="float">
            <text:p>2.20486</text:p>
          </table:table-cell>
          <table:table-cell office:value-type="float" office:value="2.21435602268936" calcext:value-type="float">
            <text:p>2.21436</text:p>
          </table:table-cell>
          <table:table-cell office:value-type="float" office:value="3.68998873873874" calcext:value-type="float">
            <text:p>3.68999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226288788789" calcext:value-type="float">
            <text:p>2.20226</text:p>
          </table:table-cell>
          <table:table-cell office:value-type="float" office:value="2.22662975475475" calcext:value-type="float">
            <text:p>2.22663</text:p>
          </table:table-cell>
          <table:table-cell office:value-type="float" office:value="3.34196446446446" calcext:value-type="float">
            <text:p>3.3419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771396396396" calcext:value-type="float">
            <text:p>2.19771</text:p>
          </table:table-cell>
          <table:table-cell office:value-type="float" office:value="2.1868619661328" calcext:value-type="float">
            <text:p>2.18686</text:p>
          </table:table-cell>
          <table:table-cell office:value-type="float" office:value="3.80384634634635" calcext:value-type="float">
            <text:p>3.8038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9906127512301" calcext:value-type="float">
            <text:p>2.19906</text:p>
          </table:table-cell>
          <table:table-cell office:value-type="float" office:value="2.19745183887916" calcext:value-type="float">
            <text:p>2.19745</text:p>
          </table:table-cell>
          <table:table-cell office:value-type="float" office:value="3.23486740055041" calcext:value-type="float">
            <text:p>3.2348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19302062479146" calcext:value-type="float">
            <text:p>2.19302</text:p>
          </table:table-cell>
          <table:table-cell office:value-type="float" office:value="2.17187166333" calcext:value-type="float">
            <text:p>2.17187</text:p>
          </table:table-cell>
          <table:table-cell office:value-type="float" office:value="3.71999624624625" calcext:value-type="float">
            <text:p>3.72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8958646302787" calcext:value-type="float">
            <text:p>2.18959</text:p>
          </table:table-cell>
          <table:table-cell office:value-type="float" office:value="2.22937802537139" calcext:value-type="float">
            <text:p>2.22938</text:p>
          </table:table-cell>
          <table:table-cell office:value-type="float" office:value="3.01888082123185" calcext:value-type="float">
            <text:p>3.01888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858114309554" calcext:value-type="float">
            <text:p>2.18858</text:p>
          </table:table-cell>
          <table:table-cell office:value-type="float" office:value="2.29171558197747" calcext:value-type="float">
            <text:p>2.29172</text:p>
          </table:table-cell>
          <table:table-cell office:value-type="float" office:value="3.49264956195244" calcext:value-type="float">
            <text:p>3.49265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828571726265" calcext:value-type="float">
            <text:p>2.18829</text:p>
          </table:table-cell>
          <table:table-cell office:value-type="float" office:value="2.31985110861049" calcext:value-type="float">
            <text:p>2.31985</text:p>
          </table:table-cell>
          <table:table-cell office:value-type="float" office:value="3.25030507626907" calcext:value-type="float">
            <text:p>3.2503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583948531865" calcext:value-type="float">
            <text:p>2.18584</text:p>
          </table:table-cell>
          <table:table-cell office:value-type="float" office:value="2.22774670503837" calcext:value-type="float">
            <text:p>2.22775</text:p>
          </table:table-cell>
          <table:table-cell office:value-type="float" office:value="3.25597222222222" calcext:value-type="float">
            <text:p>3.2559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424981221833" calcext:value-type="float">
            <text:p>2.18425</text:p>
          </table:table-cell>
          <table:table-cell office:value-type="float" office:value="2.22415331330329" calcext:value-type="float">
            <text:p>2.22415</text:p>
          </table:table-cell>
          <table:table-cell office:value-type="float" office:value="3.00353655483225" calcext:value-type="float">
            <text:p>3.00354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33316662499" calcext:value-type="float">
            <text:p>2.18333</text:p>
          </table:table-cell>
          <table:table-cell office:value-type="float" office:value="2.3178291447862" calcext:value-type="float">
            <text:p>2.31783</text:p>
          </table:table-cell>
          <table:table-cell office:value-type="float" office:value="3.29823955988997" calcext:value-type="float">
            <text:p>3.2982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7701904642827" calcext:value-type="float">
            <text:p>2.17702</text:p>
          </table:table-cell>
          <table:table-cell office:value-type="float" office:value="2.22844815370509" calcext:value-type="float">
            <text:p>2.22845</text:p>
          </table:table-cell>
          <table:table-cell office:value-type="float" office:value="3.44047761940485" calcext:value-type="float">
            <text:p>3.4404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7687869884138" calcext:value-type="float">
            <text:p>2.17688</text:p>
          </table:table-cell>
          <table:table-cell office:value-type="float" office:value="2.23180534717013" calcext:value-type="float">
            <text:p>2.23181</text:p>
          </table:table-cell>
          <table:table-cell office:value-type="float" office:value="3.40791572893223" calcext:value-type="float">
            <text:p>3.4079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07137943972" calcext:value-type="float">
            <text:p>2.17071</text:p>
          </table:table-cell>
          <table:table-cell office:value-type="float" office:value="2.24343828164082" calcext:value-type="float">
            <text:p>2.24344</text:p>
          </table:table-cell>
          <table:table-cell office:value-type="float" office:value="2.93976738369185" calcext:value-type="float">
            <text:p>2.9397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774563820018" calcext:value-type="float">
            <text:p>2.16775</text:p>
          </table:table-cell>
          <table:table-cell office:value-type="float" office:value="2.17792762334085" calcext:value-type="float">
            <text:p>2.17793</text:p>
          </table:table-cell>
          <table:table-cell office:value-type="float" office:value="2.78007387928876" calcext:value-type="float">
            <text:p>2.78007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750344352617" calcext:value-type="float">
            <text:p>2.1675</text:p>
          </table:table-cell>
          <table:table-cell office:value-type="float" office:value="2.17541197094916" calcext:value-type="float">
            <text:p>2.17541</text:p>
          </table:table-cell>
          <table:table-cell office:value-type="float" office:value="2.79256198347107" calcext:value-type="float">
            <text:p>2.79256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045516349683" calcext:value-type="float">
            <text:p>2.20455</text:p>
          </table:table-cell>
          <table:table-cell office:value-type="float" office:value="2.16481512762763" calcext:value-type="float">
            <text:p>2.16482</text:p>
          </table:table-cell>
          <table:table-cell office:value-type="float" office:value="3.05786411411411" calcext:value-type="float">
            <text:p>3.0578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397512095429" calcext:value-type="float">
            <text:p>2.16398</text:p>
          </table:table-cell>
          <table:table-cell office:value-type="float" office:value="2.31543303720387" calcext:value-type="float">
            <text:p>2.31543</text:p>
          </table:table-cell>
          <table:table-cell office:value-type="float" office:value="3.14719844844845" calcext:value-type="float">
            <text:p>3.1472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282422461231" calcext:value-type="float">
            <text:p>2.16282</text:p>
          </table:table-cell>
          <table:table-cell office:value-type="float" office:value="2.24286205602801" calcext:value-type="float">
            <text:p>2.24286</text:p>
          </table:table-cell>
          <table:table-cell office:value-type="float" office:value="2.86705227613807" calcext:value-type="float">
            <text:p>2.8670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138461378045" calcext:value-type="float">
            <text:p>2.16138</text:p>
          </table:table-cell>
          <table:table-cell office:value-type="float" office:value="2.3083584626293" calcext:value-type="float">
            <text:p>2.30836</text:p>
          </table:table-cell>
          <table:table-cell office:value-type="float" office:value="3.20510885885886" calcext:value-type="float">
            <text:p>3.20511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712681431431" calcext:value-type="float">
            <text:p>2.20713</text:p>
          </table:table-cell>
          <table:table-cell office:value-type="float" office:value="2.1589451951952" calcext:value-type="float">
            <text:p>2.15895</text:p>
          </table:table-cell>
          <table:table-cell office:value-type="float" office:value="2.9907982982983" calcext:value-type="float">
            <text:p>2.9908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515980735552" calcext:value-type="float">
            <text:p>2.17516</text:p>
          </table:table-cell>
          <table:table-cell office:value-type="float" office:value="2.15753898757401" calcext:value-type="float">
            <text:p>2.15754</text:p>
          </table:table-cell>
          <table:table-cell office:value-type="float" office:value="2.8906167125344" calcext:value-type="float">
            <text:p>2.89062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4520327492699" calcext:value-type="float">
            <text:p>2.1452</text:p>
          </table:table-cell>
          <table:table-cell office:value-type="float" office:value="2.33341499791406" calcext:value-type="float">
            <text:p>2.33341</text:p>
          </table:table-cell>
          <table:table-cell office:value-type="float" office:value="2.97307759699625" calcext:value-type="float">
            <text:p>2.97308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386055486024" calcext:value-type="float">
            <text:p>2.14386</text:p>
          </table:table-cell>
          <table:table-cell office:value-type="float" office:value="2.32422622027534" calcext:value-type="float">
            <text:p>2.32423</text:p>
          </table:table-cell>
          <table:table-cell office:value-type="float" office:value="2.95837046307885" calcext:value-type="float">
            <text:p>2.95837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529886998582" calcext:value-type="float">
            <text:p>2.1953</text:p>
          </table:table-cell>
          <table:table-cell office:value-type="float" office:value="2.14047473104829" calcext:value-type="float">
            <text:p>2.14047</text:p>
          </table:table-cell>
          <table:table-cell office:value-type="float" office:value="2.91057543157368" calcext:value-type="float">
            <text:p>2.91058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5" calcext:value-type="float">
            <text:p>5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0" calcext:value-type="float">
            <text:p>0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1" calcext:value-type="float">
            <text:p>1</text:p>
          </table:table-cell>
          <table:table-cell table:formula="of:=SUM([.H1:.H5])" office:value-type="float" office:value="1" calcext:value-type="float">
            <text:p>1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4" calcext:value-type="float">
            <text:p>4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0" calcext:value-type="float">
            <text:p>0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4" calcext:value-type="float">
            <text:p>4</text:p>
          </table:table-cell>
          <table:table-cell table:formula="of:=SUM([.Q1:.Q5])" office:value-type="float" office:value="1" calcext:value-type="float">
            <text:p>1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4" calcext:value-type="float">
            <text:p>4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0" calcext:value-type="float">
            <text:p>0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4" calcext:value-type="float">
            <text:p>4</text:p>
          </table:table-cell>
          <table:table-cell table:formula="of:=SUM([.AD1:.AD5])" office:value-type="float" office:value="1" calcext:value-type="float">
            <text:p>1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0" calcext:value-type="float">
            <text:p>0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0" calcext:value-type="float">
            <text:p>0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1" calcext:value-type="float">
            <text:p>1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4" calcext:value-type="float">
            <text:p>4</text:p>
          </table:table-cell>
          <table:table-cell table:formula="of:=SUM([.AR1:.AR5])" office:value-type="float" office:value="4" calcext:value-type="float">
            <text:p>4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1" calcext:value-type="float">
            <text:p>1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4" calcext:value-type="float">
            <text:p>4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1" calcext:value-type="float">
            <text:p>1</text:p>
          </table:table-cell>
          <table:table-cell table:formula="of:=SUM([.BD1:.BD5])" office:value-type="float" office:value="1" calcext:value-type="float">
            <text:p>1</text:p>
          </table:table-cell>
          <table:table-cell table:formula="of:=SUM([.BE1:.BE5])" office:value-type="float" office:value="4" calcext:value-type="float">
            <text:p>4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09:53:09.346793166</dc:date>
    <meta:document-statistic meta:table-count="1" meta:cell-count="4576" meta:object-count="0"/>
    <meta:generator>LibreOffice/4.2.8.2$Linux_X86_64 LibreOffice_project/420m0$Build-2</meta:generator>
  </office:meta>
</office:document-meta>
</file>